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NNC</text:p>
          </table:table-cell>
          <table:table-cell table:style-name="ce1" office:value-type="string" calcext:value-type="string">
            <text:p>FC2J48</text:p>
          </table:table-cell>
          <table:table-cell table:style-name="ce1" office:value-type="string" calcext:value-type="string">
            <text:p>GENCLAS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1</text:p>
          </table:table-cell>
          <table:table-cell office:value-type="percentage" office:value="0.3397" calcext:value-type="percentage">
            <text:p>33,97%</text:p>
          </table:table-cell>
          <table:table-cell office:value-type="percentage" office:value="0.3209" calcext:value-type="percentage">
            <text:p>32,09%</text:p>
          </table:table-cell>
          <table:table-cell office:value-type="percentage" office:value="0.2986" calcext:value-type="percentage">
            <text:p>29,86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713" calcext:value-type="percentage">
            <text:p>27,1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2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3</text:p>
          </table:table-cell>
          <table:table-cell office:value-type="percentage" office:value="0.3814" calcext:value-type="percentage">
            <text:p>38,14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27" calcext:value-type="percentage">
            <text:p>27,2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4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815" calcext:value-type="percentage">
            <text:p>28,15%</text:p>
          </table:table-cell>
          <table:table-cell office:value-type="percentage" office:value="0.2825" calcext:value-type="percentage">
            <text:p>28,2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5</text:p>
          </table:table-cell>
          <table:table-cell office:value-type="percentage" office:value="0.3921" calcext:value-type="percentage">
            <text:p>39,21%</text:p>
          </table:table-cell>
          <table:table-cell office:value-type="percentage" office:value="0.3606" calcext:value-type="percentage">
            <text:p>36,06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2815" calcext:value-type="percentage">
            <text:p>28,15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6</text:p>
          </table:table-cell>
          <table:table-cell office:value-type="percentage" office:value="0.3827" calcext:value-type="percentage">
            <text:p>38,27%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994" calcext:value-type="percentage">
            <text:p>29,94%</text:p>
          </table:table-cell>
          <table:table-cell office:value-type="percentage" office:value="0.2977" calcext:value-type="percentage">
            <text:p>29,77%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73" calcext:value-type="percentage">
            <text:p>27,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7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3365" calcext:value-type="percentage">
            <text:p>33,65%</text:p>
          </table:table-cell>
          <table:table-cell office:value-type="percentage" office:value="0.3015" calcext:value-type="percentage">
            <text:p>30,15%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129" calcext:value-type="percentage">
            <text:p>31,29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685" calcext:value-type="percentage">
            <text:p>26,8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8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728" calcext:value-type="percentage">
            <text:p>27,2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9</text:p>
          </table:table-cell>
          <table:table-cell office:value-type="percentage" office:value="0.4011" calcext:value-type="percentage">
            <text:p>40,11%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2878" calcext:value-type="percentage">
            <text:p>28,78%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2885" calcext:value-type="percentage">
            <text:p>28,85%</text:p>
          </table:table-cell>
          <table:table-cell office:value-type="percentage" office:value="0.2708" calcext:value-type="percentage">
            <text:p>27,08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04_10</text:p>
          </table:table-cell>
          <table:table-cell office:value-type="percentage" office:value="0.3618" calcext:value-type="percentage">
            <text:p>36,18%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223" calcext:value-type="percentage">
            <text:p>32,2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708" calcext:value-type="percentage">
            <text:p>27,08%</text:p>
          </table:table-cell>
          <table:table-cell office:value-type="percentage" office:value="0.2794" calcext:value-type="percentage">
            <text:p>27,94%</text:p>
          </table:table-cell>
          <table:table-cell table:number-columns-repeated="16376"/>
        </table:table-row>
        <table:table-row table:style-name="ro2">
          <table:table-cell table:style-name="ce3"/>
          <table:table-cell table:style-name="ce3" table:formula="of:=AVERAGE([.B2:.B11])" office:value-type="percentage" office:value="0.37537" calcext:value-type="percentage">
            <text:p>37,54%</text:p>
          </table:table-cell>
          <table:table-cell table:style-name="ce3" table:formula="of:=AVERAGE([.C2:.C11])" office:value-type="percentage" office:value="0.33377" calcext:value-type="percentage">
            <text:p>33,38%</text:p>
          </table:table-cell>
          <table:table-cell table:style-name="ce3" table:formula="of:=AVERAGE([.D2:.D11])" office:value-type="percentage" office:value="0.30209" calcext:value-type="percentage">
            <text:p>30,21%</text:p>
          </table:table-cell>
          <table:table-cell table:style-name="ce3" table:formula="of:=AVERAGE([.E2:.E11])" office:value-type="percentage" office:value="0.30837" calcext:value-type="percentage">
            <text:p>30,84%</text:p>
          </table:table-cell>
          <table:table-cell table:style-name="ce3" table:formula="of:=AVERAGE([.F2:.F11])" office:value-type="percentage" office:value="0.29979" calcext:value-type="percentage">
            <text:p>29,98%</text:p>
          </table:table-cell>
          <table:table-cell table:style-name="ce3" table:formula="of:=AVERAGE([.G2:.G11])" office:value-type="percentage" office:value="0.27432" calcext:value-type="percentage">
            <text:p>27,43%</text:p>
          </table:table-cell>
          <table:table-cell table:style-name="ce3" table:formula="of:=AVERAGE([.H2:.H11])" office:value-type="percentage" office:value="0.27543" calcext:value-type="percentage">
            <text:p>27,54%</text:p>
          </table:table-cell>
          <table:table-cell table:style-name="ce3" table:number-columns-repeated="16376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Φύλλο2" table:style-name="ta1">
        <table:table-column table:style-name="co1" table:number-columns-repeated="2" table:default-cell-style-name="Default"/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32.02" calcext:value-type="float">
            <text:p>32,02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28.85" calcext:value-type="float">
            <text:p>28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3:22:59.75531117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4-09T13:24:26.954093101</dc:date>
    <meta:editing-duration>PT5H22M31S</meta:editing-duration>
    <meta:editing-cycles>29</meta:editing-cycles>
    <meta:generator>LibreOffice/25.2.2.2$Linux_X86_64 LibreOffice_project/520$Build-2</meta:generator>
    <meta:document-statistic meta:table-count="2" meta:cell-count="99" meta:object-count="0"/>
  </office:meta>
</office:document-meta>
</file>